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fo:text-align="start"/>
      <style:text-properties style:font-name="Frutiger Light Condensed"/>
    </style:style>
    <style:style style:name="P9" style:family="paragraph">
      <style:text-properties style:font-name="Frutiger Light Condensed"/>
    </style:style>
    <style:style style:name="P10" style:family="paragraph">
      <loext:graphic-properties draw:fill-color="#ffffff"/>
    </style:style>
    <style:style style:name="P11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Recap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Where we are today</text:span></text:p>
          </draw:text-box>
        </draw:frame>
        <draw:frame draw:style-name="gr3" draw:text-style-name="P7" draw:layer="layout" svg:width="11.43cm" svg:height="1.825cm" svg:x="3.556cm" svg:y="6.096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oriented design.</text:span></text:p>
              </text:list-item>
              <text:list-item>
                <text:p><text:span text:style-name="T1">3D scene representation has inherent tree-like structure thus often </text:span><text:span text:style-name="T1">represented with so called </text:span><text:span text:style-name="T2">scene-graph</text:span></text:p>
                <text:list>
                  <text:list-item>
                    <text:p><text:span text:style-name="T5">Book: Foundations of Game Engine Development: Rendering (E. Lengyel)</text:span></text:p>
                  </text:list-item>
                  <text:list-item>
                    <text:p><text:span text:style-name="T5">Scene modeling tools: DCC examples</text:span></text:p>
                  </text:list-item>
                </text:list>
              </text:list-item>
            </text:list>
            <text:p><text:span text:style-name="T6">&lt;IMAGE: COMPONENTS OF 3D SCENE AND SCENE 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3D scene as a node graph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3D scenes, depending on application, can be extremely large.</text:p>
              </text:list-item>
              <text:list-item>
                <text:p text:style-name="P9">Elements of a 3D scene can be also seen as nodes and categorized into a diverse group of specific types based on their function in a scene.</text:p>
              </text:list-item>
              <text:list-item>
                <text:p text:style-name="P9">Root</text:p>
                <text:list>
                  <text:list-item>
                    <text:p text:style-name="P9">3D object</text:p>
                    <text:list>
                      <text:list-item>
                        <text:p text:style-name="P9">Shape</text:p>
                        <text:list>
                          <text:list-item>
                            <text:p text:style-name="P9">Mesh</text:p>
                          </text:list-item>
                        </text:list>
                      </text:list-item>
                      <text:list-item>
                        <text:p text:style-name="P9">Material</text:p>
                        <text:list>
                          <text:list-item>
                            <text:p text:style-name="P9">Scattering function</text:p>
                          </text:list-item>
                          <text:list-item>
                            <text:p text:style-name="P9">Texture</text:p>
                          </text:list-item>
                        </text:list>
                      </text:list-item>
                      <text:list-item>
                        <text:p text:style-name="P9">Collision shape</text:p>
                      </text:list-item>
                    </text:list>
                  </text:list-item>
                  <text:list-item>
                    <text:p text:style-name="P9">Camera</text:p>
                  </text:list-item>
                  <text:list-item>
                    <text:p text:style-name="P9">Light</text:p>
                  </text:list-item>
                </text:list>
              </text:list-item>
              <text:list-item>
                <text:p>Example of production scene representation: https://github.com/appleseedhq/appleseed/wiki/Project-File-Form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5" draw:text-style-name="P7" draw:layer="layout" svg:width="7.366cm" svg:height="3.936cm" svg:x="3.81cm" svg:y="6.253cm">
          <draw:text-box>
            <text:p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2-04T10:26:15.569187631</dc:date>
    <meta:editing-duration>PT9M41S</meta:editing-duration>
    <meta:editing-cycles>4</meta:editing-cycles>
    <meta:generator>LibreOffice/6.4.7.2$Linux_X86_64 LibreOffice_project/40$Build-2</meta:generator>
    <meta:document-statistic meta:object-count="54"/>
  </office:meta>
</office:document-meta>
</file>